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0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7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6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27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28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29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31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32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33" style:family="paragraph" style:parent-style-name="Standard" style:list-style-name="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34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5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36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37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38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9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41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rsid="0014f243" officeooo:paragraph-rsid="0014f243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50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1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2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3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4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5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6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7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rsid="0014f243" officeooo:paragraph-rsid="0014f243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63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.4cm" style:auto-text-indent="false" style:page-number="auto" fo:background-color="transparent">
        <style:tab-stops/>
      </style:paragraph-properties>
      <style:text-properties officeooo:paragraph-rsid="00198165"/>
    </style:style>
    <style:style style:name="P64" style:family="paragraph" style:parent-style-name="Standard">
      <loext:graphic-properties draw:fill="none"/>
      <style:paragraph-properties fo:margin-left="0.499cm" fo:margin-right="0cm" fo:text-align="justify" style:justify-single-word="false" fo:text-indent="0.4cm" style:auto-text-indent="false" fo:background-color="transparent">
        <style:tab-stops/>
      </style:paragraph-properties>
      <style:text-properties officeooo:paragraph-rsid="00198165"/>
    </style:style>
    <style:style style:name="P6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67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7ec44" style:font-size-asian="16pt" style:font-weight-asian="normal" style:font-size-complex="16pt" style:font-weight-complex="normal" loext:padding="0cm" loext:border="none"/>
    </style:style>
    <style:style style:name="T15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6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17" style:family="text">
      <style:text-properties officeooo:rsid="000448e1"/>
    </style:style>
    <style:style style:name="T18" style:family="text">
      <style:text-properties officeooo:rsid="0007c823"/>
    </style:style>
    <style:style style:name="T19" style:family="text">
      <style:text-properties officeooo:rsid="00085228"/>
    </style:style>
    <style:style style:name="T20" style:family="text">
      <style:text-properties fo:font-weight="normal" officeooo:rsid="000d6f8f" style:font-weight-asian="normal" style:font-weight-complex="normal"/>
    </style:style>
    <style:style style:name="T21" style:family="text">
      <style:text-properties fo:font-weight="normal" officeooo:rsid="000eb013" style:font-weight-asian="normal" style:font-weight-complex="normal"/>
    </style:style>
    <style:style style:name="T22" style:family="text">
      <style:text-properties officeooo:rsid="000a3578"/>
    </style:style>
    <style:style style:name="T23" style:family="text">
      <style:text-properties fo:color="#000000" fo:font-weight="normal" officeooo:rsid="000eb013" style:font-weight-asian="normal" style:font-weight-complex="normal"/>
    </style:style>
    <style:style style:name="T24" style:family="text">
      <style:text-properties officeooo:rsid="000eb0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17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4295984835248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4295984894112">
          <table:table-cell table:style-name="Таблица10.A2" office:value-type="string">
            <text:p text:style-name="P6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66">1) Стоимость серверных машин выше чем у клиентских ПК</text:p>
          </table:table-cell>
        </table:table-row>
        <table:table-row table:style-name="TableLine94295984895536">
          <table:table-cell table:style-name="Таблица10.A2" office:value-type="string">
            <text:p text:style-name="P66">2) К клиентским ПК выдвигаются низкие запросы </text:p>
          </table:table-cell>
          <table:table-cell table:style-name="Таблица10.B2" office:value-type="string">
            <text:p text:style-name="P66">2) Обслуживанием сервером занимаются специально обученные специалисты</text:p>
          </table:table-cell>
        </table:table-row>
        <table:table-row table:style-name="TableLine94295984896256">
          <table:table-cell table:style-name="Таблица10.A2" office:value-type="string">
            <text:p text:style-name="P66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66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4295984897536">
          <table:table-cell table:style-name="Таблица10.A5" office:value-type="string">
            <text:p text:style-name="P25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3689138665" text:style-name="L1">
              <text:list-header>
                <text:p text:style-name="P26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4295984922640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4295984933408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4295984934800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4295984935440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75332330313284" text:continue-numbering="true" text:style-name="L1">
              <text:list-header>
                <text:p text:style-name="P27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4295984941616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4295984953296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4295984954688">
          <table:table-cell table:style-name="Таблица5.A2" office:value-type="string">
            <text:p text:style-name="P21">2) <text:span text:style-name="T18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4295984955328">
          <table:table-cell table:style-name="Таблица6.A1" office:value-type="string">
            <text:p text:style-name="P21">Используется для <text:span text:style-name="T18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75332753861016" text:continue-numbering="true" text:style-name="L1">
              <text:list-header>
                <text:p text:style-name="P27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295984961088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4295984969680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4295984971072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4295984971712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19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2834378425" text:style-name="L2">
        <text:list-item>
          <text:p text:style-name="P35">Стартовая строка — определяет тип сообщения;</text:p>
        </text:list-item>
        <text:list-item>
          <text:p text:style-name="P28">Заголовки — характеризует тело сообщения, параметры, передачи и т. п.;</text:p>
        </text:list-item>
        <text:list-item>
          <text:p text:style-name="P29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1215155816" text:style-name="L3">
        <text:list-item>
          <text:p text:style-name="P36">GET — <text:span text:style-name="T22">запрос данных от сервера. Безопасный( не меняет состояния сервера )</text:span></text:p>
        </text:list-item>
        <text:list-item>
          <text:p text:style-name="P30">POST — <text:span text:style-name="T22">отправка данных на сервер;</text:span></text:p>
        </text:list-item>
        <text:list-item>
          <text:p text:style-name="P31">PUT — обновления существующего ресурса или создания, если его нет</text:p>
        </text:list-item>
        <text:list-item>
          <text:p text:style-name="P30">OPTIONS - </text:p>
        </text:list-item>
      </text:list>
      <text:p text:style-name="P13">Коды состояний:</text:p>
      <text:list xml:id="list4077506831" text:style-name="L4">
        <text:list-item>
          <text:p text:style-name="P37"><text:span text:style-name="T20"><text:s/>1хх Informational </text:span><text:span text:style-name="T21">(</text:span><text:span text:style-name="T23">Информационный</text:span><text:span text:style-name="T21">)</text:span><text:span text:style-name="T20"> в это группу выделены коды, информирующие о процессе передачи </text:span></text:p>
        </text:list-item>
        <text:list-item>
          <text:p text:style-name="P32"><text:s/>2xx <text:span text:style-name="T24">Success (Успешно) информируют о успешном принятие и обработки запроса клиента.</text:span></text:p>
        </text:list-item>
      </text:list>
      <text:list xml:id="list2825131903" text:style-name="L6">
        <text:list-item>
          <text:p text:style-name="P50">200 - </text:p>
        </text:list-item>
        <text:list-item>
          <text:p text:style-name="P54">201 - </text:p>
        </text:list-item>
      </text:list>
      <text:p text:style-name="P33"/>
      <text:list xml:id="list175332735518204" text:continue-list="list4077506831" text:style-name="L4">
        <text:list-item>
          <text:p text:style-name="P32"><text:soft-page-break/><text:s/>3xx — Redirection<text:span text:style-name="T24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1524342383" text:style-name="L7">
        <text:list-item>
          <text:p text:style-name="P51">307 - </text:p>
        </text:list-item>
        <text:list-item>
          <text:p text:style-name="P55">308 - </text:p>
        </text:list-item>
      </text:list>
      <text:list xml:id="list175332381018775" text:continue-list="list175332735518204" text:style-name="L4">
        <text:list-item>
          <text:p text:style-name="P32"><text:s/>4xx — <text:span text:style-name="T24">Client Error (Ошибка клиента) предназначен для указания ошибки со стороны клиента</text:span></text:p>
        </text:list-item>
      </text:list>
      <text:list xml:id="list1226490084" text:style-name="L9">
        <text:list-item>
          <text:p text:style-name="P52">400 - </text:p>
        </text:list-item>
        <text:list-item>
          <text:p text:style-name="P56">401 - </text:p>
        </text:list-item>
        <text:list-item>
          <text:p text:style-name="P56">403 - </text:p>
        </text:list-item>
        <text:list-item>
          <text:p text:style-name="P56">404 - </text:p>
        </text:list-item>
      </text:list>
      <text:list xml:id="list175332692523192" text:continue-list="list175332381018775" text:style-name="L4">
        <text:list-item>
          <text:p text:style-name="P32"><text:s/>5xx — <text:span text:style-name="T24">Server Error (Ошибка сервера) предназначен для указания ошибки со стороны сервера</text:span></text:p>
        </text:list-item>
      </text:list>
      <text:list xml:id="list2566014670" text:style-name="L10">
        <text:list-item>
          <text:p text:style-name="P53">500 - </text:p>
        </text:list-item>
        <text:list-item>
          <text:p text:style-name="P57">501 - </text:p>
        </text:list-item>
        <text:list-item>
          <text:p text:style-name="P57">502 - </text:p>
        </text:list-item>
        <text:list-item>
          <text:p text:style-name="P57">503 - </text:p>
        </text:list-item>
      </text:list>
      <text:list xml:id="list175332742954794" text:continue-list="list175332692523192" text:style-name="L4">
        <text:list-header>
          <text:p text:style-name="P34">Слой:</text:p>
        </text:list-header>
      </text:list>
      <text:list xml:id="list234093978" text:style-name="L5">
        <text:list-item>
          <text:p text:style-name="P38">Контролер — отвечает за приходящие данные и ответ;</text:p>
        </text:list-item>
        <text:list-item>
          <text:p text:style-name="P39">Сервис — бизнес логика;</text:p>
        </text:list-item>
        <text:list-item>
          <text:p text:style-name="P39">Репозиторий — взаимодействует с БД;</text:p>
        </text:list-item>
      </text:list>
      <text:p text:style-name="P40"/>
      <text:list xml:id="list175332172401214" text:continue-numbering="true" text:style-name="L5">
        <text:list-header>
          <text:p text:style-name="P41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42"><text:span text:style-name="T10"/></text:p>
      <text:p text:style-name="P49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45"><text:span text:style-name="T9">Ответ:</text:span></text:p>
      <text:p text:style-name="P58"><text:span text:style-name="T9">Протоколы HTTP — эти данные передаются в открытом виде, что делает их уязвимыми для перехвата.</text:span></text:p>
      <text:p text:style-name="P59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 table:number-columns-repeated="2"/>
        <table:table-row table:style-name="TableLine94296033543872">
          <table:table-cell table:style-name="Таблица11.A1" office:value-type="string">
            <text:p text:style-name="P67"/>
          </table:table-cell>
          <table:table-cell table:style-name="Таблица11.B1" office:value-type="string">
            <text:p text:style-name="P67"><text:s/>HTTP</text:p>
          </table:table-cell>
          <table:table-cell table:style-name="Таблица11.C1" office:value-type="string">
            <text:p text:style-name="P67">HTTPS</text:p>
          </table:table-cell>
        </table:table-row>
        <table:table-row table:style-name="TableLine94296033543872">
          <table:table-cell table:style-name="Таблица11.A2" office:value-type="string">
            <text:p text:style-name="P67">Шифрование</text:p>
          </table:table-cell>
          <table:table-cell table:style-name="Таблица11.B2" office:value-type="string">
            <text:p text:style-name="P67">Не шифруется</text:p>
          </table:table-cell>
          <table:table-cell table:style-name="Таблица11.C2" office:value-type="string">
            <text:p text:style-name="P67">Шифруются</text:p>
          </table:table-cell>
        </table:table-row>
        <table:table-row table:style-name="TableLine94296033543872">
          <table:table-cell table:style-name="Таблица11.A3" office:value-type="string">
            <text:p text:style-name="P67">Безопасность</text:p>
          </table:table-cell>
          <table:table-cell table:style-name="Таблица11.B3" office:value-type="string">
            <text:p text:style-name="P67">Уязвим к перехватам</text:p>
          </table:table-cell>
          <table:table-cell table:style-name="Таблица11.C3" office:value-type="string">
            <text:p text:style-name="P67">Защищен</text:p>
          </table:table-cell>
        </table:table-row>
        <table:table-row table:style-name="TableLine94296033543872">
          <table:table-cell table:style-name="Таблица11.A4" office:value-type="string">
            <text:p text:style-name="P67">Производительность</text:p>
          </table:table-cell>
          <table:table-cell table:style-name="Таблица11.B4" office:value-type="string">
            <text:p text:style-name="P67">Быстрее</text:p>
          </table:table-cell>
          <table:table-cell table:style-name="Таблица11.C4" office:value-type="string">
            <text:p text:style-name="P67">Немного медленнее</text:p>
          </table:table-cell>
        </table:table-row>
      </table:table>
      <text:p text:style-name="P59"><text:span text:style-name="T12"/></text:p>
      <text:p text:style-name="P59"><text:span text:style-name="T12">Сертификаты SSL\TLS - <text:s/></text:span></text:p>
      <text:p text:style-name="P46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47"><text:span text:style-name="T9">Ответ:</text:span></text:p>
      <text:p text:style-name="P60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48"><text:span text:style-name="Strong_20_Emphasis"><text:span text:style-name="T16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7) </text:span></text:span><text:span text:style-name="Strong_20_Emphasis"><text:span text:style-name="T14">Написать все запросы в базу данных для серверного приложения TODO на SQL.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8) Как сгенерировать новый WEB-проект (серверное приложение) в .NET? Как запустить серверное приложение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9) Dipendency Injection: Какие способы внедрения существуют? В чем плюсы и минусы каждого способа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10) Реализация IOC-контейнеров: Как создать контейнер? Как указать время службы контейнера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/></text:span></text:p>
      <text:p text:style-name="P48"><text:span text:style-name="Strong_20_Emphasis"><text:span text:style-name="T13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12) Как подключать обработчики запросов? Как подключить все обработчики сразу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13) Как указать методы запросов для обработчиков запросов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14) Что такое HttpContext? Как его получить? Что в нем находится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3"><text:span text:style-name="Strong_20_Emphasis"><text:span text:style-name="T13">15) Как обработать тело запроса?</text:span></text:span></text:p>
      <text:p text:style-name="P61"><text:span text:style-name="Strong_20_Emphasis"><text:span text:style-name="T13">Как получить Params из пути запроса (например /api/users/5)? </text:span></text:span></text:p>
      <text:p text:style-name="P62"><text:span text:style-name="Strong_20_Emphasis"><text:span text:style-name="T13">Как получить значения Query Params ( например /api/users?page=10&amp;limit=20)?</text:span></text:span></text:p>
      <text:p text:style-name="P43"><text:span text:style-name="Strong_20_Emphasis"><text:span text:style-name="T13">Ответ:</text:span></text:span></text:p>
      <text:p text:style-name="P43"><text:span text:style-name="Strong_20_Emphasis"><text:span text:style-name="T13"/></text:span></text:p>
      <text:p text:style-name="P44"><text:span text:style-name="Strong_20_Emphasis"><text:span text:style-name="T15">16) Как можно отправить ответ от сервера? Как передавать данные в ответе?</text:span></text:span></text:p>
      <text:p text:style-name="P44"><text:span text:style-name="Strong_20_Emphasis"><text:span text:style-name="T15">Ответ:</text:span></text:span></text:p>
      <text:p text:style-name="P44"><text:span text:style-name="Strong_20_Emphasis"><text:span text:style-name="T15"/></text:span></text:p>
      <text:p text:style-name="P44"><text:span text:style-name="Strong_20_Emphasis"><text:span text:style-name="T15">17) Что такое Entity Framework Core?</text:span></text:span></text:p>
      <text:p text:style-name="P44"><text:span text:style-name="Strong_20_Emphasis"><text:span text:style-name="T15">Ответ:</text:span></text:span></text:p>
      <text:p text:style-name="P44"><text:span text:style-name="Strong_20_Emphasis"><text:span text:style-name="T15"/></text:span></text:p>
      <text:p text:style-name="P44"><text:span text:style-name="Strong_20_Emphasis"><text:span text:style-name="T15"/></text:span></text:p>
      <text:p text:style-name="P44"><text:soft-page-break/><text:span text:style-name="Strong_20_Emphasis"><text:span text:style-name="T15">18) Как создать подключение к базе данных с использованием .NET, ASP.NET и EF Core?</text:span></text:span></text:p>
      <text:p text:style-name="P44"><text:span text:style-name="Strong_20_Emphasis"><text:span text:style-name="T15">Ответ:</text:span></text:span></text:p>
      <text:p text:style-name="P44"><text:span text:style-name="Strong_20_Emphasis"><text:span text:style-name="T15"/></text:span></text:p>
      <text:p text:style-name="P44"><text:span text:style-name="Strong_20_Emphasis"><text:span text:style-name="T15">19) Что такое DTO? Для чего используют DTO? Как можно привести данные к виду DTO?</text:span></text:span></text:p>
      <text:p text:style-name="P44"><text:span text:style-name="Strong_20_Emphasis"><text:span text:style-name="T15">Ответ:</text:span></text:span></text:p>
      <text:p text:style-name="P44"><text:span text:style-name="Strong_20_Emphasis"><text:span text:style-name="T15"/></text:span></text:p>
      <text:p text:style-name="P44"><text:span text:style-name="Strong_20_Emphasis"><text:span text:style-name="T15">20) Работа с JSON: сериализация и десериализация данных.</text:span></text:span></text:p>
      <text:p text:style-name="P63"><text:span text:style-name="Strong_20_Emphasis"><text:span text:style-name="T15">Как создать из объекта JSON строку? </text:span></text:span></text:p>
      <text:p text:style-name="P64"><text:span text:style-name="Strong_20_Emphasis"><text:span text:style-name="T15">Как создать из строки объект заданного типа? Использование стандартных средств .NET. Использование Newtonsoft.Json.</text:span></text:span></text:p>
      <text:p text:style-name="P44"><text:span text:style-name="Strong_20_Emphasis"><text:span text:style-name="T15">Ответ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08T17:53:20.923126138</dc:date>
    <meta:editing-duration>PT22H53M39S</meta:editing-duration>
    <meta:editing-cycles>4</meta:editing-cycles>
    <meta:document-statistic meta:table-count="11" meta:image-count="0" meta:object-count="0" meta:page-count="8" meta:paragraph-count="131" meta:word-count="932" meta:character-count="6570" meta:non-whitespace-character-count="5742"/>
  </office:meta>
</office:document-meta>
</file>